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77da" officeooo:paragraph-rsid="000077da"/>
    </style:style>
    <style:style style:name="P2" style:family="paragraph" style:parent-style-name="Standard">
      <style:paragraph-properties fo:text-align="start" style:justify-single-word="false"/>
      <style:text-properties officeooo:rsid="000077da" officeooo:paragraph-rsid="000077da"/>
    </style:style>
    <style:style style:name="P3" style:family="paragraph" style:parent-style-name="Standard">
      <style:text-properties officeooo:rsid="000092bb" officeooo:paragraph-rsid="000077da"/>
    </style:style>
    <style:style style:name="P4" style:family="paragraph" style:parent-style-name="Standard">
      <style:text-properties fo:font-size="15pt" fo:font-weight="bold" officeooo:rsid="000077da" officeooo:paragraph-rsid="000077da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rsid="00009f23" officeooo:paragraph-rsid="00009f23"/>
    </style:style>
    <style:style style:name="P6" style:family="paragraph" style:parent-style-name="Standard">
      <style:text-properties officeooo:rsid="0000c647" officeooo:paragraph-rsid="0000c647"/>
    </style:style>
    <style:style style:name="P7" style:family="paragraph" style:parent-style-name="Standard">
      <style:text-properties officeooo:rsid="0000d65b" officeooo:paragraph-rsid="0000d65b"/>
    </style:style>
    <style:style style:name="P8" style:family="paragraph" style:parent-style-name="Standard">
      <style:paragraph-properties fo:text-align="center" style:justify-single-word="false"/>
      <style:text-properties fo:font-size="15pt" officeooo:rsid="000077da" officeooo:paragraph-rsid="000077da" style:font-size-asian="15pt" style:font-size-complex="15pt"/>
    </style:style>
    <style:style style:name="P9" style:family="paragraph" style:parent-style-name="Standard">
      <style:text-properties officeooo:rsid="00049bf4" officeooo:paragraph-rsid="00049bf4"/>
    </style:style>
    <style:style style:name="P10" style:family="paragraph" style:parent-style-name="Standard">
      <style:text-properties officeooo:rsid="00085b1b" officeooo:paragraph-rsid="00085b1b"/>
    </style:style>
    <style:style style:name="P11" style:family="paragraph" style:parent-style-name="Standard">
      <style:text-properties fo:font-size="14pt" officeooo:rsid="00009f23" officeooo:paragraph-rsid="00009f23" style:font-size-asian="14pt" style:font-size-complex="14pt"/>
    </style:style>
    <style:style style:name="P12" style:family="paragraph" style:parent-style-name="Standard">
      <style:text-properties fo:font-size="14pt" officeooo:rsid="0000d65b" officeooo:paragraph-rsid="0000d65b" style:font-size-asian="14pt" style:font-size-complex="14pt"/>
    </style:style>
    <style:style style:name="P13" style:family="paragraph" style:parent-style-name="Standard">
      <style:text-properties fo:font-size="14pt" officeooo:rsid="00049bf4" officeooo:paragraph-rsid="00049bf4" style:font-size-asian="14pt" style:font-size-complex="14pt"/>
    </style:style>
    <style:style style:name="P14" style:family="paragraph" style:parent-style-name="Standard">
      <style:text-properties fo:font-size="14pt" officeooo:rsid="00085b1b" officeooo:paragraph-rsid="00085b1b" style:font-size-asian="14pt" style:font-size-complex="14pt"/>
    </style:style>
    <style:style style:name="P15" style:family="paragraph" style:parent-style-name="Standard">
      <style:text-properties fo:font-size="10.5pt" fo:font-style="italic" officeooo:rsid="00049bf4" officeooo:paragraph-rsid="00049bf4" style:font-size-asian="10.5pt" style:font-style-asian="italic" style:font-size-complex="10.5pt" style:font-style-complex="italic"/>
    </style:style>
    <style:style style:name="P16" style:family="paragraph" style:parent-style-name="Standard">
      <style:text-properties fo:font-size="10.5pt" fo:font-style="italic" fo:font-weight="bold" officeooo:rsid="00049bf4" officeooo:paragraph-rsid="00049bf4" style:font-size-asian="10.5pt" style:font-style-asian="italic" style:font-weight-asian="bold" style:font-size-complex="10.5pt" style:font-style-complex="italic" style:font-weight-complex="bold"/>
    </style:style>
    <style:style style:name="P17" style:family="paragraph" style:parent-style-name="Standard">
      <style:text-properties fo:font-size="12pt" officeooo:rsid="000db0b0" officeooo:paragraph-rsid="000db0b0" style:font-size-asian="10.5pt" style:font-size-complex="12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2b2f"/>
    </style:style>
    <style:style style:name="T3" style:family="text">
      <style:text-properties fo:language="pt" fo:country="BR" officeooo:rsid="00071acd"/>
    </style:style>
    <style:style style:name="T4" style:family="text">
      <style:text-properties fo:language="pt" fo:country="BR" officeooo:rsid="0009f247"/>
    </style:style>
    <style:style style:name="T5" style:family="text">
      <style:text-properties fo:language="pt" fo:country="BR" officeooo:rsid="000ab03c"/>
    </style:style>
    <style:style style:name="T6" style:family="text">
      <style:text-properties fo:language="pt" fo:country="BR" officeooo:rsid="000db0b0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officeooo:rsid="000de4a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pt" fo:country="BR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Universidade Federal de</text:span> Minas Gerais</text:p>
      <text:p text:style-name="P1">Arthur Phillip D. Silva</text:p>
      <text:p text:style-name="P1">Gabriel Almeida de Jesus</text:p>
      <text:p text:style-name="P2">Rede de Computadores </text:p>
      <text:p text:style-name="P8">Trabalho Prático 1</text:p>
      <text:p text:style-name="P3"/>
      <text:p text:style-name="P11"><text:span text:style-name="T1">Introdução</text:span></text:p>
      <text:p text:style-name="P5"><text:span text:style-name="T1"><text:tab/></text:span><text:span text:style-name="T2">O trabalho consiste em criar um servidor e um cliente que sejam capazes de transmitir e armazenar logs. E para isso devemos implementar os conceitos de janela deslizante, confirmações de mensagem e </text:span><text:span text:style-name="T3">verificação</text:span><text:span text:style-name="T2"> de erros, que foram vistos em sala, além dos conceitos que foram vistos e usados no TP0, como encode/decode, funcionamento de um servidor (No caso desse TP foi usado UDP), etc.</text:span></text:p>
      <text:p text:style-name="P5"><text:span text:style-name="T1"/></text:p>
      <text:p text:style-name="P12"><text:span text:style-name="T1">Desafios</text:span></text:p>
      <text:p text:style-name="P7"><text:span text:style-name="T1"><text:tab/></text:span><text:span text:style-name="T4">Implementar os detalhes de empacotamento e desempacotamento apresentam um certo nível de dificuldade devido aos cuidados que devem ser tomados com os detalhes de como empacotar e como desempacotar e interpretar essa informação, mas o maior </text:span><text:span text:style-name="T5">desafio foi lidar com as janelas deslizantes, o conceito já apresenta uma certa complexidade, por ter que saber lidar com os diversos casos que podem ocorrer, e implementar isso se torna um desafio interessante e também é uma boa oportunidade de treinar o que foi visto em sala.</text:span></text:p>
      <text:p text:style-name="P7"><text:span text:style-name="T1"/></text:p>
      <text:p text:style-name="P13"><text:span text:style-name="T1">Comportamento no Caso Anômalo</text:span></text:p>
      <text:p text:style-name="P13"><text:span text:style-name="T1"/></text:p>
      <text:p text:style-name="P16"><text:span text:style-name="T1"># Verifica se a mensagem ja foi gravada</text:span></text:p>
      <text:p text:style-name="P15"><text:span text:style-name="T1">if msg_id &gt;= cliente_list[cliente]['gravar']:</text:span></text:p>
      <text:p text:style-name="P15"><text:span text:style-name="T1"><text:tab/></text:span><text:span text:style-name="T7"># Verifica se a mensagem ja esta na janela</text:span></text:p>
      <text:p text:style-name="P15"><text:span text:style-name="T1"><text:tab/>if msg_id not in cliente_list[cliente]['janela']:</text:span></text:p>
      <text:p text:style-name="P15"><text:span text:style-name="T1"><text:tab/><text:tab/></text:span><text:span text:style-name="T7"># Verifica se a janela esta cheia</text:span></text:p>
      <text:p text:style-name="P15"><text:span text:style-name="T1"><text:tab/><text:tab/></text:span><text:span text:style-name="T6">i</text:span><text:span text:style-name="T1">f len(cliente_list[cliente]['janela']) &lt; Wrx:</text:span></text:p>
      <text:p text:style-name="P15"><text:span text:style-name="T1"><text:tab/><text:tab/><text:tab/># Insere a mensagem na janela do cliente</text:span></text:p>
      <text:p text:style-name="P15"><text:span text:style-name="T1"><text:tab/><text:tab/><text:tab/>cliente_list[cliente]['janela'][msg_id] = {}</text:span></text:p>
      <text:p text:style-name="P15"><text:span text:style-name="T1"><text:tab/><text:tab/><text:tab/>cliente_list[cliente]['janela'][msg_id]['seg'] = seg</text:span></text:p>
      <text:p text:style-name="P15"><text:span text:style-name="T1"><text:tab/><text:tab/><text:tab/>cliente_list[cliente]['janela'][msg_id]['nseg'] = nseg</text:span></text:p>
      <text:p text:style-name="P15"><text:span text:style-name="T1"><text:tab/><text:tab/><text:tab/>cliente_list[cliente]['janela'][msg_id]['msg'] = msg</text:span></text:p>
      <text:p text:style-name="P15"><text:span text:style-name="T1"><text:tab/><text:tab/><text:tab/>cliente_list[cliente]['janela'][msg_id]['mhash'] = mhash</text:span></text:p>
      <text:p text:style-name="P9"><text:span text:style-name="T10"/></text:p>
      <text:p text:style-name="P17"><text:span text:style-name="T1">Esse é o trecho do nosso código que determinará como essa anomalia será tratada. Podemos ver no primeiro e no segundo comentário que é verificado se a mensagem já foi gravada </text:span><text:span text:style-name="T8">e se ela está na janela, e os próximos passos só acontecem caso a mensagem não esteja na janela, portanto, na anomalia que mesmo número de sequência e hashs corretos são passados, o nosso servidor interpretaria que a mensagem já foi recebida e por tanto não a reescreveria. E uma confirmação também teria sido enviada, pois o servidor interpretaria que o cliente não recebeu a confirmação, e por tanto a enviaria novamente. Portanto, o pacote seria perdido e não seria reenviado.</text:span></text:p>
      <text:p text:style-name="P9"><text:span text:style-name="T10"/></text:p>
      <text:p text:style-name="P12">Gráficos de Desempenho</text:p>
      <text:p text:style-name="P7"/>
      <text:p text:style-name="P6">I<text:span text:style-name="T9">nstruções de Compilação</text:span></text:p>
      <text:p text:style-name="P6"><text:s text:c="3"/>Segue o mesmo padrão da documentação.</text:p>
      <text:p text:style-name="P6"><text:soft-page-break/></text:p>
      <text:p text:style-name="P14">Conclusão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8-09-23T15:11:38.284000000</dc:date>
    <meta:editing-duration>PT13M56S</meta:editing-duration>
    <meta:editing-cycles>2</meta:editing-cycles>
    <meta:document-statistic meta:table-count="0" meta:image-count="0" meta:object-count="0" meta:page-count="2" meta:paragraph-count="27" meta:word-count="358" meta:character-count="2400" meta:non-whitespace-character-count="2039"/>
  </office:meta>
</office:document-meta>
</file>